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0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status</text:p>
          </table:table-cell>
          <table:table-cell office:value-type="string">
            <text:p>Priorité 0&gt;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sualiser une annonce</text:p>
          </table:table-cell>
          <table:table-cell office:value-type="string">
            <text:p>valid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sualiser les photos d'une annonce</text:p>
          </table:table-cell>
          <table:table-cell office:value-type="string">
            <text:p>valid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sualiser une liste d'annonces</text:p>
          </table:table-cell>
          <table:table-cell office:value-type="string">
            <text:p>valid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électionner une annonce pour affichage</text:p>
          </table:table-cell>
          <table:table-cell office:value-type="string">
            <text:p>valid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ster les annonces d'une catégorie</text:p>
          </table:table-cell>
          <table:table-cell office:value-type="string">
            <text:p>valid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jouter une annonce</text:p>
          </table:table-cell>
          <table:table-cell office:value-type="string">
            <text:p>valid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jouter une photo dans une annonce</text:p>
          </table:table-cell>
          <table:table-cell office:value-type="string">
            <text:p>valid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révisualisation lors de l'ajout</text:p>
          </table:table-cell>
          <table:table-cell office:value-type="string">
            <text:p>valid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tacter l'annonceur</text:p>
          </table:table-cell>
          <table:table-cell office:value-type="string">
            <text:p>valid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pprimer une annonce</text:p>
          </table:table-cell>
          <table:table-cell office:value-type="string">
            <text:p>valid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odifier une annonce</text:p>
          </table:table-cell>
          <table:table-cell office:value-type="string">
            <text:p>valid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ccéder à mes annonces</text:p>
          </table:table-cell>
          <table:table-cell office:value-type="string">
            <text:p>valid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hercher des annonces</text:p>
          </table:table-cell>
          <table:table-cell office:value-type="string">
            <text:p>valid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ercher des annonces par prix</text:p>
          </table:table-cell>
          <table:table-cell office:value-type="string">
            <text:p>valid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hercher des annonces terme</text:p>
          </table:table-cell>
          <table:table-cell office:value-type="string">
            <text:p>valid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hercher des annonces sur plusieurs critères</text:p>
          </table:table-cell>
          <table:table-cell office:value-type="string">
            <text:p>valid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hercher des annonces sur plusieurs critères</text:p>
          </table:table-cell>
          <table:table-cell office:value-type="string">
            <text:p>validé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upprimer une annonce en tant qu'admin</text:p>
          </table:table-cell>
          <table:table-cell office:value-type="string">
            <text:p>validée</text:p>
          </table:table-cell>
          <table:table-cell office:value-type="float" office:value="1">
            <text:p>1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17/12/2013</text:date>, <text:time>16:0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7T15:56:13.85</meta:creation-date>
    <dc:date>2013-12-17T16:00:24.10</dc:date>
    <meta:editing-duration>PT4M12S</meta:editing-duration>
    <meta:editing-cycles>1</meta:editing-cycles>
    <meta:document-statistic meta:table-count="3" meta:cell-count="76" meta:object-count="0"/>
    <meta:generator>OpenOffice.org/3.4.1$Win32 OpenOffice.org_project/341m1$Build-9593</meta:generator>
  </office:meta>
</office:document-meta>
</file>